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898in"/>
    </style:style>
    <style:style style:name="co2" style:family="table-column">
      <style:table-column-properties fo:break-before="auto" style:column-width="1.068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ISTANCE</text:p>
          </table:table-cell>
          <table:table-cell table:style-name="ce1" office:value-type="string">
            <text:p>STD</text:p>
          </table:table-cell>
          <table:table-cell table:number-columns-repeated="1021"/>
        </table:table-row>
        <table:table-row table:style-name="ro1">
          <table:table-cell office:value-type="string">
            <text:p>ID_75465</text:p>
          </table:table-cell>
          <table:table-cell office:value-type="float" office:value="9.08076482361">
            <text:p>9.0807648236</text:p>
          </table:table-cell>
          <table:table-cell office:value-type="float" office:value="4.62277009937">
            <text:p>4.6227700994</text:p>
          </table:table-cell>
          <table:table-cell table:number-columns-repeated="1021"/>
        </table:table-row>
        <table:table-row table:style-name="ro1">
          <table:table-cell office:value-type="string">
            <text:p>ID_75466</text:p>
          </table:table-cell>
          <table:table-cell office:value-type="float" office:value="11.67189867">
            <text:p>11.67189867</text:p>
          </table:table-cell>
          <table:table-cell office:value-type="float" office:value="6.34263522567">
            <text:p>6.3426352257</text:p>
          </table:table-cell>
          <table:table-cell table:number-columns-repeated="1021"/>
        </table:table-row>
        <table:table-row table:style-name="ro1">
          <table:table-cell office:value-type="string">
            <text:p>ID_75467</text:p>
          </table:table-cell>
          <table:table-cell office:value-type="float" office:value="10.0913787987">
            <text:p>10.0913787987</text:p>
          </table:table-cell>
          <table:table-cell office:value-type="float" office:value="5.67839643505">
            <text:p>5.6783964351</text:p>
          </table:table-cell>
          <table:table-cell table:number-columns-repeated="1021"/>
        </table:table-row>
        <table:table-row table:style-name="ro1">
          <table:table-cell office:value-type="string">
            <text:p>ID_75468</text:p>
          </table:table-cell>
          <table:table-cell office:value-type="float" office:value="7.70767630592">
            <text:p>7.7076763059</text:p>
          </table:table-cell>
          <table:table-cell office:value-type="float" office:value="4.0583550227">
            <text:p>4.0583550227</text:p>
          </table:table-cell>
          <table:table-cell table:number-columns-repeated="1021"/>
        </table:table-row>
        <table:table-row table:style-name="ro1">
          <table:table-cell office:value-type="string">
            <text:p>ID_75469</text:p>
          </table:table-cell>
          <table:table-cell office:value-type="float" office:value="7.11116696498">
            <text:p>7.111166965</text:p>
          </table:table-cell>
          <table:table-cell office:value-type="float" office:value="3.68164717909">
            <text:p>3.6816471791</text:p>
          </table:table-cell>
          <table:table-cell table:number-columns-repeated="1021"/>
        </table:table-row>
        <table:table-row table:style-name="ro1">
          <table:table-cell office:value-type="string">
            <text:p>ID_76201</text:p>
          </table:table-cell>
          <table:table-cell office:value-type="float" office:value="10.0755863225">
            <text:p>10.0755863225</text:p>
          </table:table-cell>
          <table:table-cell office:value-type="float" office:value="5.60525913283">
            <text:p>5.6052591328</text:p>
          </table:table-cell>
          <table:table-cell table:number-columns-repeated="1021"/>
        </table:table-row>
        <table:table-row table:style-name="ro1">
          <table:table-cell office:value-type="string">
            <text:p>ID_76202</text:p>
          </table:table-cell>
          <table:table-cell office:value-type="float" office:value="8.53228941209">
            <text:p>8.5322894121</text:p>
          </table:table-cell>
          <table:table-cell office:value-type="float" office:value="4.28666727872">
            <text:p>4.2866672787</text:p>
          </table:table-cell>
          <table:table-cell table:number-columns-repeated="1021"/>
        </table:table-row>
        <table:table-row table:style-name="ro1">
          <table:table-cell office:value-type="string">
            <text:p>ID_76203</text:p>
          </table:table-cell>
          <table:table-cell office:value-type="float" office:value="9.60807388183">
            <text:p>9.6080738818</text:p>
          </table:table-cell>
          <table:table-cell office:value-type="float" office:value="5.25232689311">
            <text:p>5.2523268931</text:p>
          </table:table-cell>
          <table:table-cell table:number-columns-repeated="1021"/>
        </table:table-row>
        <table:table-row table:style-name="ro1">
          <table:table-cell office:value-type="string">
            <text:p>ID_76381</text:p>
          </table:table-cell>
          <table:table-cell office:value-type="float" office:value="7.16028171566">
            <text:p>7.1602817157</text:p>
          </table:table-cell>
          <table:table-cell office:value-type="float" office:value="3.76939541198">
            <text:p>3.769395412</text:p>
          </table:table-cell>
          <table:table-cell table:number-columns-repeated="1021"/>
        </table:table-row>
        <table:table-row table:style-name="ro1">
          <table:table-cell office:value-type="string">
            <text:p>ID_76385</text:p>
          </table:table-cell>
          <table:table-cell office:value-type="float" office:value="9.86968942375">
            <text:p>9.8696894238</text:p>
          </table:table-cell>
          <table:table-cell office:value-type="float" office:value="6.8604245818">
            <text:p>6.8604245818</text:p>
          </table:table-cell>
          <table:table-cell table:number-columns-repeated="1021"/>
        </table:table-row>
        <table:table-row table:style-name="ro1">
          <table:table-cell office:value-type="string">
            <text:p>ID_76461</text:p>
          </table:table-cell>
          <table:table-cell office:value-type="float" office:value="11.4888020543">
            <text:p>11.4888020543</text:p>
          </table:table-cell>
          <table:table-cell office:value-type="float" office:value="5.88769605044">
            <text:p>5.8876960504</text:p>
          </table:table-cell>
          <table:table-cell table:number-columns-repeated="1021"/>
        </table:table-row>
        <table:table-row table:style-name="ro1">
          <table:table-cell office:value-type="string">
            <text:p>ID_100420691</text:p>
          </table:table-cell>
          <table:table-cell office:value-type="float" office:value="11.0201388686">
            <text:p>11.0201388686</text:p>
          </table:table-cell>
          <table:table-cell office:value-type="float" office:value="5.66271560685">
            <text:p>5.6627156069</text:p>
          </table:table-cell>
          <table:table-cell table:number-columns-repeated="1021"/>
        </table:table-row>
        <table:table-row table:style-name="ro1">
          <table:table-cell office:value-type="string">
            <text:p>ID_100420701</text:p>
          </table:table-cell>
          <table:table-cell office:value-type="float" office:value="9.56939818794">
            <text:p>9.5693981879</text:p>
          </table:table-cell>
          <table:table-cell office:value-type="float" office:value="3.9989155976">
            <text:p>3.9989155976</text:p>
          </table:table-cell>
          <table:table-cell table:number-columns-repeated="1021"/>
        </table:table-row>
        <table:table-row table:style-name="ro1">
          <table:table-cell office:value-type="string">
            <text:p>ID_100420702</text:p>
          </table:table-cell>
          <table:table-cell office:value-type="float" office:value="12.2750916507">
            <text:p>12.2750916507</text:p>
          </table:table-cell>
          <table:table-cell office:value-type="float" office:value="5.93586757139">
            <text:p>5.9358675714</text:p>
          </table:table-cell>
          <table:table-cell table:number-columns-repeated="1021"/>
        </table:table-row>
        <table:table-row table:style-name="ro1">
          <table:table-cell office:value-type="string">
            <text:p>ID_102420691</text:p>
          </table:table-cell>
          <table:table-cell office:value-type="float" office:value="14.3185492344">
            <text:p>14.3185492344</text:p>
          </table:table-cell>
          <table:table-cell office:value-type="float" office:value="9.31922729083">
            <text:p>9.3192272908</text:p>
          </table:table-cell>
          <table:table-cell table:number-columns-repeated="1021"/>
        </table:table-row>
        <table:table-row table:style-name="ro1">
          <table:table-cell office:value-type="string">
            <text:p>ID_104420701</text:p>
          </table:table-cell>
          <table:table-cell office:value-type="float" office:value="9.3654186516">
            <text:p>9.3654186516</text:p>
          </table:table-cell>
          <table:table-cell office:value-type="float" office:value="4.83440901123">
            <text:p>4.8344090112</text:p>
          </table:table-cell>
          <table:table-cell table:number-columns-repeated="1021"/>
        </table:table-row>
        <table:table-row table:style-name="ro1">
          <table:table-cell office:value-type="string">
            <text:p>ID_1054207020</text:p>
          </table:table-cell>
          <table:table-cell office:value-type="float" office:value="8.56770535179">
            <text:p>8.5677053518</text:p>
          </table:table-cell>
          <table:table-cell office:value-type="float" office:value="4.20404382928">
            <text:p>4.2040438293</text:p>
          </table:table-cell>
          <table:table-cell table:number-columns-repeated="1021"/>
        </table:table-row>
        <table:table-row table:style-name="ro1">
          <table:table-cell office:value-type="string">
            <text:p>ID_1054207094</text:p>
          </table:table-cell>
          <table:table-cell office:value-type="float" office:value="9.49088097411">
            <text:p>9.4908809741</text:p>
          </table:table-cell>
          <table:table-cell office:value-type="float" office:value="4.78542763263">
            <text:p>4.7854276326</text:p>
          </table:table-cell>
          <table:table-cell table:number-columns-repeated="1021"/>
        </table:table-row>
        <table:table-row table:style-name="ro1">
          <table:table-cell office:value-type="string">
            <text:p>ID_105430681</text:p>
          </table:table-cell>
          <table:table-cell office:value-type="float" office:value="7.38946832862">
            <text:p>7.3894683286</text:p>
          </table:table-cell>
          <table:table-cell office:value-type="float" office:value="3.04556583061">
            <text:p>3.0455658306</text:p>
          </table:table-cell>
          <table:table-cell table:number-columns-repeated="1021"/>
        </table:table-row>
        <table:table-row table:style-name="ro1">
          <table:table-cell office:value-type="string">
            <text:p>ID_105430691</text:p>
          </table:table-cell>
          <table:table-cell office:value-type="float" office:value="8.97470711279">
            <text:p>8.9747071128</text:p>
          </table:table-cell>
          <table:table-cell office:value-type="float" office:value="4.89605677716">
            <text:p>4.8960567772</text:p>
          </table:table-cell>
          <table:table-cell table:number-columns-repeated="1021"/>
        </table:table-row>
        <table:table-row table:style-name="ro1">
          <table:table-cell office:value-type="string">
            <text:p>ID_105430693</text:p>
          </table:table-cell>
          <table:table-cell office:value-type="float" office:value="10.6729893393">
            <text:p>10.6729893393</text:p>
          </table:table-cell>
          <table:table-cell office:value-type="float" office:value="5.86098394839">
            <text:p>5.8609839484</text:p>
          </table:table-cell>
          <table:table-cell table:number-columns-repeated="1021"/>
        </table:table-row>
        <table:table-row table:style-name="ro1">
          <table:table-cell office:value-type="string">
            <text:p>ID_105440671</text:p>
          </table:table-cell>
          <table:table-cell office:value-type="float" office:value="13.6657261976">
            <text:p>13.6657261976</text:p>
          </table:table-cell>
          <table:table-cell office:value-type="float" office:value="7.32463847156">
            <text:p>7.3246384716</text:p>
          </table:table-cell>
          <table:table-cell table:number-columns-repeated="1021"/>
        </table:table-row>
        <table:table-row table:style-name="ro1">
          <table:table-cell office:value-type="string">
            <text:p>ID_105440672</text:p>
          </table:table-cell>
          <table:table-cell office:value-type="float" office:value="12.9105691859">
            <text:p>12.9105691859</text:p>
          </table:table-cell>
          <table:table-cell office:value-type="float" office:value="7.61795486063">
            <text:p>7.6179548606</text:p>
          </table:table-cell>
          <table:table-cell table:number-columns-repeated="1021"/>
        </table:table-row>
        <table:table-row table:style-name="ro1">
          <table:table-cell office:value-type="string">
            <text:p>ID_105440673</text:p>
          </table:table-cell>
          <table:table-cell office:value-type="float" office:value="11.7902389776">
            <text:p>11.7902389776</text:p>
          </table:table-cell>
          <table:table-cell office:value-type="float" office:value="5.93687740684">
            <text:p>5.9368774068</text:p>
          </table:table-cell>
          <table:table-cell table:number-columns-repeated="1021"/>
        </table:table-row>
        <table:table-row table:style-name="ro1">
          <table:table-cell office:value-type="string">
            <text:p>ID_105440674</text:p>
          </table:table-cell>
          <table:table-cell office:value-type="float" office:value="12.9320110675">
            <text:p>12.9320110675</text:p>
          </table:table-cell>
          <table:table-cell office:value-type="float" office:value="7.06819515422">
            <text:p>7.0681951542</text:p>
          </table:table-cell>
          <table:table-cell table:number-columns-repeated="1021"/>
        </table:table-row>
        <table:table-row table:style-name="ro1">
          <table:table-cell office:value-type="string">
            <text:p>ID_105440675</text:p>
          </table:table-cell>
          <table:table-cell office:value-type="float" office:value="12.7367475761">
            <text:p>12.7367475761</text:p>
          </table:table-cell>
          <table:table-cell office:value-type="float" office:value="7.16504824294">
            <text:p>7.1650482429</text:p>
          </table:table-cell>
          <table:table-cell table:number-columns-repeated="1021"/>
        </table:table-row>
        <table:table-row table:style-name="ro1">
          <table:table-cell office:value-type="string">
            <text:p>ID_105440676</text:p>
          </table:table-cell>
          <table:table-cell office:value-type="float" office:value="11.8725973836">
            <text:p>11.8725973836</text:p>
          </table:table-cell>
          <table:table-cell office:value-type="float" office:value="6.27208663992">
            <text:p>6.2720866399</text:p>
          </table:table-cell>
          <table:table-cell table:number-columns-repeated="1021"/>
        </table:table-row>
        <table:table-row table:style-name="ro1">
          <table:table-cell office:value-type="string">
            <text:p>ID_1054406810</text:p>
          </table:table-cell>
          <table:table-cell office:value-type="float" office:value="6.54122168649">
            <text:p>6.5412216865</text:p>
          </table:table-cell>
          <table:table-cell office:value-type="float" office:value="3.71356621001">
            <text:p>3.71356621</text:p>
          </table:table-cell>
          <table:table-cell table:number-columns-repeated="1021"/>
        </table:table-row>
        <table:table-row table:style-name="ro1">
          <table:table-cell office:value-type="string">
            <text:p>ID_1054406813</text:p>
          </table:table-cell>
          <table:table-cell office:value-type="float" office:value="7.43933756596">
            <text:p>7.439337566</text:p>
          </table:table-cell>
          <table:table-cell office:value-type="float" office:value="4.28661029461">
            <text:p>4.2866102946</text:p>
          </table:table-cell>
          <table:table-cell table:number-columns-repeated="1021"/>
        </table:table-row>
        <table:table-row table:style-name="ro1">
          <table:table-cell office:value-type="string">
            <text:p>ID_1064107010</text:p>
          </table:table-cell>
          <table:table-cell office:value-type="float" office:value="9.64185134754">
            <text:p>9.6418513475</text:p>
          </table:table-cell>
          <table:table-cell office:value-type="float" office:value="5.5975039896">
            <text:p>5.5975039896</text:p>
          </table:table-cell>
          <table:table-cell table:number-columns-repeated="1021"/>
        </table:table-row>
        <table:table-row table:style-name="ro1">
          <table:table-cell office:value-type="string">
            <text:p>ID_1064107011</text:p>
          </table:table-cell>
          <table:table-cell office:value-type="float" office:value="6.03265496687">
            <text:p>6.0326549669</text:p>
          </table:table-cell>
          <table:table-cell office:value-type="float" office:value="3.35102497145">
            <text:p>3.3510249715</text:p>
          </table:table-cell>
          <table:table-cell table:number-columns-repeated="1021"/>
        </table:table-row>
        <table:table-row table:style-name="ro1">
          <table:table-cell office:value-type="string">
            <text:p>ID_1064107012</text:p>
          </table:table-cell>
          <table:table-cell office:value-type="float" office:value="12.4152982648">
            <text:p>12.4152982648</text:p>
          </table:table-cell>
          <table:table-cell office:value-type="float" office:value="6.52010021637">
            <text:p>6.5201002164</text:p>
          </table:table-cell>
          <table:table-cell table:number-columns-repeated="1021"/>
        </table:table-row>
        <table:table-row table:style-name="ro1">
          <table:table-cell office:value-type="string">
            <text:p>ID_106410712</text:p>
          </table:table-cell>
          <table:table-cell office:value-type="float" office:value="9.14213416682">
            <text:p>9.1421341668</text:p>
          </table:table-cell>
          <table:table-cell office:value-type="float" office:value="5.50210368718">
            <text:p>5.5021036872</text:p>
          </table:table-cell>
          <table:table-cell table:number-columns-repeated="1021"/>
        </table:table-row>
        <table:table-row table:style-name="ro1">
          <table:table-cell office:value-type="string">
            <text:p>ID_106420701</text:p>
          </table:table-cell>
          <table:table-cell office:value-type="float" office:value="10.1400163454">
            <text:p>10.1400163454</text:p>
          </table:table-cell>
          <table:table-cell office:value-type="float" office:value="4.9395833898">
            <text:p>4.9395833898</text:p>
          </table:table-cell>
          <table:table-cell table:number-columns-repeated="1021"/>
        </table:table-row>
        <table:table-row table:style-name="ro1">
          <table:table-cell office:value-type="string">
            <text:p>ID_106420702</text:p>
          </table:table-cell>
          <table:table-cell office:value-type="float" office:value="8.93818741849">
            <text:p>8.9381874185</text:p>
          </table:table-cell>
          <table:table-cell office:value-type="float" office:value="4.18576277795">
            <text:p>4.185762778</text:p>
          </table:table-cell>
          <table:table-cell table:number-columns-repeated="1021"/>
        </table:table-row>
        <table:table-row table:style-name="ro1">
          <table:table-cell office:value-type="string">
            <text:p>ID_106420703</text:p>
          </table:table-cell>
          <table:table-cell office:value-type="float" office:value="7.28696086303">
            <text:p>7.286960863</text:p>
          </table:table-cell>
          <table:table-cell office:value-type="float" office:value="3.79251767069">
            <text:p>3.7925176707</text:p>
          </table:table-cell>
          <table:table-cell table:number-columns-repeated="1021"/>
        </table:table-row>
        <table:table-row table:style-name="ro1">
          <table:table-cell office:value-type="string">
            <text:p>ID_106430692</text:p>
          </table:table-cell>
          <table:table-cell office:value-type="float" office:value="8.97905773478">
            <text:p>8.9790577348</text:p>
          </table:table-cell>
          <table:table-cell office:value-type="float" office:value="4.91785679441">
            <text:p>4.9178567944</text:p>
          </table:table-cell>
          <table:table-cell table:number-columns-repeated="1021"/>
        </table:table-row>
        <table:table-row table:style-name="ro1">
          <table:table-cell office:value-type="string">
            <text:p>ID_106430693</text:p>
          </table:table-cell>
          <table:table-cell office:value-type="float" office:value="12.8061374751">
            <text:p>12.8061374751</text:p>
          </table:table-cell>
          <table:table-cell office:value-type="float" office:value="7.32166635901">
            <text:p>7.321666359</text:p>
          </table:table-cell>
          <table:table-cell table:number-columns-repeated="1021"/>
        </table:table-row>
        <table:table-row table:style-name="ro1">
          <table:table-cell office:value-type="string">
            <text:p>ID_106430701</text:p>
          </table:table-cell>
          <table:table-cell office:value-type="float" office:value="9.59960650327">
            <text:p>9.5996065033</text:p>
          </table:table-cell>
          <table:table-cell office:value-type="float" office:value="4.90591650551">
            <text:p>4.9059165055</text:p>
          </table:table-cell>
          <table:table-cell table:number-columns-repeated="1021"/>
        </table:table-row>
        <table:table-row table:style-name="ro1">
          <table:table-cell office:value-type="string">
            <text:p>ID_106430702</text:p>
          </table:table-cell>
          <table:table-cell office:value-type="float" office:value="6.72304052085">
            <text:p>6.7230405209</text:p>
          </table:table-cell>
          <table:table-cell office:value-type="float" office:value="3.00588952957">
            <text:p>3.0058895296</text:p>
          </table:table-cell>
          <table:table-cell table:number-columns-repeated="1021"/>
        </table:table-row>
        <table:table-row table:style-name="ro1">
          <table:table-cell office:value-type="string">
            <text:p>ID_106440671</text:p>
          </table:table-cell>
          <table:table-cell office:value-type="float" office:value="8.41398651541">
            <text:p>8.4139865154</text:p>
          </table:table-cell>
          <table:table-cell office:value-type="float" office:value="4.97001394344">
            <text:p>4.9700139434</text:p>
          </table:table-cell>
          <table:table-cell table:number-columns-repeated="1021"/>
        </table:table-row>
        <table:table-row table:style-name="ro1">
          <table:table-cell office:value-type="string">
            <text:p>ID_106440672</text:p>
          </table:table-cell>
          <table:table-cell office:value-type="float" office:value="7.47793079634">
            <text:p>7.4779307963</text:p>
          </table:table-cell>
          <table:table-cell office:value-type="float" office:value="3.91549145444">
            <text:p>3.9154914544</text:p>
          </table:table-cell>
          <table:table-cell table:number-columns-repeated="1021"/>
        </table:table-row>
        <table:table-row table:style-name="ro1">
          <table:table-cell office:value-type="string">
            <text:p>ID_106440673</text:p>
          </table:table-cell>
          <table:table-cell office:value-type="float" office:value="7.45205341002">
            <text:p>7.45205341</text:p>
          </table:table-cell>
          <table:table-cell office:value-type="float" office:value="4.18500638629">
            <text:p>4.1850063863</text:p>
          </table:table-cell>
          <table:table-cell table:number-columns-repeated="1021"/>
        </table:table-row>
        <table:table-row table:style-name="ro1">
          <table:table-cell office:value-type="string">
            <text:p>ID_106440674</text:p>
          </table:table-cell>
          <table:table-cell office:value-type="float" office:value="7.2080673944">
            <text:p>7.2080673944</text:p>
          </table:table-cell>
          <table:table-cell office:value-type="float" office:value="3.93703217033">
            <text:p>3.9370321703</text:p>
          </table:table-cell>
          <table:table-cell table:number-columns-repeated="1021"/>
        </table:table-row>
        <table:table-row table:style-name="ro1">
          <table:table-cell office:value-type="string">
            <text:p>ID_106440681</text:p>
          </table:table-cell>
          <table:table-cell office:value-type="float" office:value="10.1375536307">
            <text:p>10.1375536307</text:p>
          </table:table-cell>
          <table:table-cell office:value-type="float" office:value="5.34494946388">
            <text:p>5.3449494639</text:p>
          </table:table-cell>
          <table:table-cell table:number-columns-repeated="1021"/>
        </table:table-row>
        <table:table-row table:style-name="ro1">
          <table:table-cell office:value-type="string">
            <text:p>ID_106440682</text:p>
          </table:table-cell>
          <table:table-cell office:value-type="float" office:value="9.99872869605">
            <text:p>9.9987286961</text:p>
          </table:table-cell>
          <table:table-cell office:value-type="float" office:value="5.41793796637">
            <text:p>5.4179379664</text:p>
          </table:table-cell>
          <table:table-cell table:number-columns-repeated="1021"/>
        </table:table-row>
        <table:table-row table:style-name="ro1">
          <table:table-cell office:value-type="string">
            <text:p>ID_106440683</text:p>
          </table:table-cell>
          <table:table-cell office:value-type="float" office:value="11.6572896191">
            <text:p>11.6572896191</text:p>
          </table:table-cell>
          <table:table-cell office:value-type="float" office:value="6.52902831702">
            <text:p>6.529028317</text:p>
          </table:table-cell>
          <table:table-cell table:number-columns-repeated="1021"/>
        </table:table-row>
        <table:table-row table:style-name="ro1">
          <table:table-cell office:value-type="string">
            <text:p>ID_107410704</text:p>
          </table:table-cell>
          <table:table-cell office:value-type="float" office:value="7.06436039623">
            <text:p>7.0643603962</text:p>
          </table:table-cell>
          <table:table-cell office:value-type="float" office:value="3.68987149122">
            <text:p>3.6898714912</text:p>
          </table:table-cell>
          <table:table-cell table:number-columns-repeated="1021"/>
        </table:table-row>
        <table:table-row table:style-name="ro1">
          <table:table-cell office:value-type="string">
            <text:p>ID_107410705</text:p>
          </table:table-cell>
          <table:table-cell office:value-type="float" office:value="10.1720087036">
            <text:p>10.1720087036</text:p>
          </table:table-cell>
          <table:table-cell office:value-type="float" office:value="3.56064707274">
            <text:p>3.5606470727</text:p>
          </table:table-cell>
          <table:table-cell table:number-columns-repeated="1021"/>
        </table:table-row>
        <table:table-row table:style-name="ro1">
          <table:table-cell office:value-type="string">
            <text:p>ID_107420701</text:p>
          </table:table-cell>
          <table:table-cell office:value-type="float" office:value="9.56490161931">
            <text:p>9.5649016193</text:p>
          </table:table-cell>
          <table:table-cell office:value-type="float" office:value="4.7808724744">
            <text:p>4.7808724744</text:p>
          </table:table-cell>
          <table:table-cell table:number-columns-repeated="1021"/>
        </table:table-row>
        <table:table-row table:style-name="ro1">
          <table:table-cell office:value-type="string">
            <text:p>ID_1074207010</text:p>
          </table:table-cell>
          <table:table-cell office:value-type="float" office:value="9.14250663104">
            <text:p>9.142506631</text:p>
          </table:table-cell>
          <table:table-cell office:value-type="float" office:value="4.90808104664">
            <text:p>4.9080810466</text:p>
          </table:table-cell>
          <table:table-cell table:number-columns-repeated="1021"/>
        </table:table-row>
        <table:table-row table:style-name="ro1">
          <table:table-cell office:value-type="string">
            <text:p>ID_107420702</text:p>
          </table:table-cell>
          <table:table-cell office:value-type="float" office:value="10.0092219433">
            <text:p>10.0092219433</text:p>
          </table:table-cell>
          <table:table-cell office:value-type="float" office:value="5.22110844939">
            <text:p>5.2211084494</text:p>
          </table:table-cell>
          <table:table-cell table:number-columns-repeated="1021"/>
        </table:table-row>
        <table:table-row table:style-name="ro1">
          <table:table-cell office:value-type="string">
            <text:p>ID_107430692</text:p>
          </table:table-cell>
          <table:table-cell office:value-type="float" office:value="11.9388611406">
            <text:p>11.9388611406</text:p>
          </table:table-cell>
          <table:table-cell office:value-type="float" office:value="6.54556553874">
            <text:p>6.5455655387</text:p>
          </table:table-cell>
          <table:table-cell table:number-columns-repeated="1021"/>
        </table:table-row>
        <table:table-row table:style-name="ro1">
          <table:table-cell office:value-type="string">
            <text:p>ID_108420702</text:p>
          </table:table-cell>
          <table:table-cell office:value-type="float" office:value="7.12335238418">
            <text:p>7.1233523842</text:p>
          </table:table-cell>
          <table:table-cell office:value-type="float" office:value="3.59242797049">
            <text:p>3.5924279705</text:p>
          </table:table-cell>
          <table:table-cell table:number-columns-repeated="1021"/>
        </table:table-row>
        <table:table-row table:style-name="ro1">
          <table:table-cell office:value-type="string">
            <text:p>ID_108440672</text:p>
          </table:table-cell>
          <table:table-cell office:value-type="float" office:value="15.3531982953">
            <text:p>15.3531982953</text:p>
          </table:table-cell>
          <table:table-cell office:value-type="float" office:value="9.04416719326">
            <text:p>9.0441671933</text:p>
          </table:table-cell>
          <table:table-cell table:number-columns-repeated="1021"/>
        </table:table-row>
        <table:table-row table:style-name="ro1">
          <table:table-cell office:value-type="string">
            <text:p>ID_108440674</text:p>
          </table:table-cell>
          <table:table-cell office:value-type="float" office:value="13.4350538327">
            <text:p>13.4350538327</text:p>
          </table:table-cell>
          <table:table-cell office:value-type="float" office:value="7.77375549327">
            <text:p>7.7737554933</text:p>
          </table:table-cell>
          <table:table-cell table:number-columns-repeated="1021"/>
        </table:table-row>
        <table:table-row table:style-name="ro1">
          <table:table-cell office:value-type="string">
            <text:p>ID_108440675</text:p>
          </table:table-cell>
          <table:table-cell office:value-type="float" office:value="12.5400735783">
            <text:p>12.5400735783</text:p>
          </table:table-cell>
          <table:table-cell office:value-type="float" office:value="6.81673077366">
            <text:p>6.8167307737</text:p>
          </table:table-cell>
          <table:table-cell table:number-columns-repeated="1021"/>
        </table:table-row>
        <table:table-row table:style-name="ro1">
          <table:table-cell office:value-type="string">
            <text:p>ID_108440676</text:p>
          </table:table-cell>
          <table:table-cell office:value-type="float" office:value="18.6546961805">
            <text:p>18.6546961805</text:p>
          </table:table-cell>
          <table:table-cell office:value-type="float" office:value="9.31584231274">
            <text:p>9.3158423127</text:p>
          </table:table-cell>
          <table:table-cell table:number-columns-repeated="1021"/>
        </table:table-row>
        <table:table-row table:style-name="ro1">
          <table:table-cell office:value-type="string">
            <text:p>ID_108440677</text:p>
          </table:table-cell>
          <table:table-cell office:value-type="float" office:value="11.2586184391">
            <text:p>11.2586184391</text:p>
          </table:table-cell>
          <table:table-cell office:value-type="float" office:value="5.30874152077">
            <text:p>5.3087415208</text:p>
          </table:table-cell>
          <table:table-cell table:number-columns-repeated="1021"/>
        </table:table-row>
        <table:table-row table:style-name="ro1">
          <table:table-cell office:value-type="string">
            <text:p>ID_108440679</text:p>
          </table:table-cell>
          <table:table-cell office:value-type="float" office:value="13.1417799968">
            <text:p>13.1417799968</text:p>
          </table:table-cell>
          <table:table-cell office:value-type="float" office:value="7.45159514082">
            <text:p>7.4515951408</text:p>
          </table:table-cell>
          <table:table-cell table:number-columns-repeated="1021"/>
        </table:table-row>
        <table:table-row table:style-name="ro1">
          <table:table-cell office:value-type="string">
            <text:p>ID_109430702</text:p>
          </table:table-cell>
          <table:table-cell office:value-type="float" office:value="10.4443336518">
            <text:p>10.4443336518</text:p>
          </table:table-cell>
          <table:table-cell office:value-type="float" office:value="5.80476840468">
            <text:p>5.8047684047</text:p>
          </table:table-cell>
          <table:table-cell table:number-columns-repeated="1021"/>
        </table:table-row>
        <table:table-row table:style-name="ro1">
          <table:table-cell office:value-type="string">
            <text:p>ID_43202</text:p>
          </table:table-cell>
          <table:table-cell office:value-type="float" office:value="6.04632666814">
            <text:p>6.0463266681</text:p>
          </table:table-cell>
          <table:table-cell office:value-type="float" office:value="4.44222066648">
            <text:p>4.4422206665</text:p>
          </table:table-cell>
          <table:table-cell table:number-columns-repeated="1021"/>
        </table:table-row>
        <table:table-row table:style-name="ro1">
          <table:table-cell office:value-type="string">
            <text:p>ID_45380</text:p>
          </table:table-cell>
          <table:table-cell office:value-type="float" office:value="7.43684520422">
            <text:p>7.4368452042</text:p>
          </table:table-cell>
          <table:table-cell office:value-type="float" office:value="4.33854995331">
            <text:p>4.3385499533</text:p>
          </table:table-cell>
          <table:table-cell table:number-columns-repeated="1021"/>
        </table:table-row>
        <table:table-row table:style-name="ro1">
          <table:table-cell office:value-type="string">
            <text:p>ID_453810</text:p>
          </table:table-cell>
          <table:table-cell office:value-type="float" office:value="10.1452363859">
            <text:p>10.1452363859</text:p>
          </table:table-cell>
          <table:table-cell office:value-type="float" office:value="5.96889674041">
            <text:p>5.9688967404</text:p>
          </table:table-cell>
          <table:table-cell table:number-columns-repeated="1021"/>
        </table:table-row>
        <table:table-row table:style-name="ro1">
          <table:table-cell office:value-type="string">
            <text:p>ID_453811</text:p>
          </table:table-cell>
          <table:table-cell office:value-type="float" office:value="6.71020635264">
            <text:p>6.7102063526</text:p>
          </table:table-cell>
          <table:table-cell office:value-type="float" office:value="3.74808422956">
            <text:p>3.7480842296</text:p>
          </table:table-cell>
          <table:table-cell table:number-columns-repeated="1021"/>
        </table:table-row>
        <table:table-row table:style-name="ro1">
          <table:table-cell office:value-type="string">
            <text:p>ID_453813</text:p>
          </table:table-cell>
          <table:table-cell office:value-type="float" office:value="10.7371571442">
            <text:p>10.7371571442</text:p>
          </table:table-cell>
          <table:table-cell office:value-type="float" office:value="5.91661066286">
            <text:p>5.9166106629</text:p>
          </table:table-cell>
          <table:table-cell table:number-columns-repeated="1021"/>
        </table:table-row>
        <table:table-row table:style-name="ro1">
          <table:table-cell office:value-type="string">
            <text:p>ID_453814</text:p>
          </table:table-cell>
          <table:table-cell office:value-type="float" office:value="8.47816062813">
            <text:p>8.4781606281</text:p>
          </table:table-cell>
          <table:table-cell office:value-type="float" office:value="4.90786984714">
            <text:p>4.9078698471</text:p>
          </table:table-cell>
          <table:table-cell table:number-columns-repeated="1021"/>
        </table:table-row>
        <table:table-row table:style-name="ro1">
          <table:table-cell office:value-type="string">
            <text:p>ID_453815</text:p>
          </table:table-cell>
          <table:table-cell office:value-type="float" office:value="8.67853307079">
            <text:p>8.6785330708</text:p>
          </table:table-cell>
          <table:table-cell office:value-type="float" office:value="5.02952413237">
            <text:p>5.0295241324</text:p>
          </table:table-cell>
          <table:table-cell table:number-columns-repeated="1021"/>
        </table:table-row>
        <table:table-row table:style-name="ro1">
          <table:table-cell office:value-type="string">
            <text:p>ID_453816</text:p>
          </table:table-cell>
          <table:table-cell office:value-type="float" office:value="11.059899296">
            <text:p>11.059899296</text:p>
          </table:table-cell>
          <table:table-cell office:value-type="float" office:value="6.30539879153">
            <text:p>6.3053987915</text:p>
          </table:table-cell>
          <table:table-cell table:number-columns-repeated="1021"/>
        </table:table-row>
        <table:table-row table:style-name="ro1">
          <table:table-cell office:value-type="string">
            <text:p>ID_453817</text:p>
          </table:table-cell>
          <table:table-cell office:value-type="float" office:value="8.93330360805">
            <text:p>8.9333036081</text:p>
          </table:table-cell>
          <table:table-cell office:value-type="float" office:value="5.22111858283">
            <text:p>5.2211185828</text:p>
          </table:table-cell>
          <table:table-cell table:number-columns-repeated="1021"/>
        </table:table-row>
        <table:table-row table:style-name="ro1">
          <table:table-cell office:value-type="string">
            <text:p>ID_453818</text:p>
          </table:table-cell>
          <table:table-cell office:value-type="float" office:value="7.78583192721">
            <text:p>7.7858319272</text:p>
          </table:table-cell>
          <table:table-cell office:value-type="float" office:value="4.0540982323">
            <text:p>4.0540982323</text:p>
          </table:table-cell>
          <table:table-cell table:number-columns-repeated="1021"/>
        </table:table-row>
        <table:table-row table:style-name="ro1">
          <table:table-cell office:value-type="string">
            <text:p>ID_453819</text:p>
          </table:table-cell>
          <table:table-cell office:value-type="float" office:value="6.51503134636">
            <text:p>6.5150313464</text:p>
          </table:table-cell>
          <table:table-cell office:value-type="float" office:value="3.55672217746">
            <text:p>3.5567221775</text:p>
          </table:table-cell>
          <table:table-cell table:number-columns-repeated="1021"/>
        </table:table-row>
        <table:table-row table:style-name="ro1">
          <table:table-cell office:value-type="string">
            <text:p>ID_45385</text:p>
          </table:table-cell>
          <table:table-cell office:value-type="float" office:value="8.75476135773">
            <text:p>8.7547613577</text:p>
          </table:table-cell>
          <table:table-cell office:value-type="float" office:value="4.71117608207">
            <text:p>4.7111760821</text:p>
          </table:table-cell>
          <table:table-cell table:number-columns-repeated="1021"/>
        </table:table-row>
        <table:table-row table:style-name="ro1">
          <table:table-cell office:value-type="string">
            <text:p>ID_45386</text:p>
          </table:table-cell>
          <table:table-cell office:value-type="float" office:value="7.74134124832">
            <text:p>7.7413412483</text:p>
          </table:table-cell>
          <table:table-cell office:value-type="float" office:value="4.13771208065">
            <text:p>4.1377120807</text:p>
          </table:table-cell>
          <table:table-cell table:number-columns-repeated="1021"/>
        </table:table-row>
        <table:table-row table:style-name="ro1">
          <table:table-cell office:value-type="string">
            <text:p>ID_45387</text:p>
          </table:table-cell>
          <table:table-cell office:value-type="float" office:value="10.1803168025">
            <text:p>10.1803168025</text:p>
          </table:table-cell>
          <table:table-cell office:value-type="float" office:value="5.68660173616">
            <text:p>5.6866017362</text:p>
          </table:table-cell>
          <table:table-cell table:number-columns-repeated="1021"/>
        </table:table-row>
        <table:table-row table:style-name="ro1">
          <table:table-cell office:value-type="string">
            <text:p>ID_45388</text:p>
          </table:table-cell>
          <table:table-cell office:value-type="float" office:value="9.35013942758">
            <text:p>9.3501394276</text:p>
          </table:table-cell>
          <table:table-cell office:value-type="float" office:value="5.03612919343">
            <text:p>5.0361291934</text:p>
          </table:table-cell>
          <table:table-cell table:number-columns-repeated="1021"/>
        </table:table-row>
        <table:table-row table:style-name="ro1">
          <table:table-cell office:value-type="string">
            <text:p>ID_45389</text:p>
          </table:table-cell>
          <table:table-cell office:value-type="float" office:value="10.3953461992">
            <text:p>10.3953461992</text:p>
          </table:table-cell>
          <table:table-cell office:value-type="float" office:value="5.77979212727">
            <text:p>5.7797921273</text:p>
          </table:table-cell>
          <table:table-cell table:number-columns-repeated="1021"/>
        </table:table-row>
        <table:table-row table:style-name="ro1">
          <table:table-cell office:value-type="string">
            <text:p>ID_46202</text:p>
          </table:table-cell>
          <table:table-cell office:value-type="float" office:value="5.81147704079">
            <text:p>5.8114770408</text:p>
          </table:table-cell>
          <table:table-cell office:value-type="float" office:value="4.0822898285">
            <text:p>4.0822898285</text:p>
          </table:table-cell>
          <table:table-cell table:number-columns-repeated="1021"/>
        </table:table-row>
        <table:table-row table:style-name="ro1">
          <table:table-cell office:value-type="string">
            <text:p>ID_46382</text:p>
          </table:table-cell>
          <table:table-cell office:value-type="float" office:value="7.03779878703">
            <text:p>7.037798787</text:p>
          </table:table-cell>
          <table:table-cell office:value-type="float" office:value="4.38435075372">
            <text:p>4.3843507537</text:p>
          </table:table-cell>
          <table:table-cell table:number-columns-repeated="1021"/>
        </table:table-row>
        <table:table-row table:style-name="ro1">
          <table:table-cell office:value-type="string">
            <text:p>ID_46392</text:p>
          </table:table-cell>
          <table:table-cell office:value-type="float" office:value="9.33821509315">
            <text:p>9.3382150932</text:p>
          </table:table-cell>
          <table:table-cell office:value-type="float" office:value="4.78314649806">
            <text:p>4.7831464981</text:p>
          </table:table-cell>
          <table:table-cell table:number-columns-repeated="1021"/>
        </table:table-row>
        <table:table-row table:style-name="ro1">
          <table:table-cell office:value-type="string">
            <text:p>ID_47205</text:p>
          </table:table-cell>
          <table:table-cell office:value-type="float" office:value="6.20695623556">
            <text:p>6.2069562356</text:p>
          </table:table-cell>
          <table:table-cell office:value-type="float" office:value="3.37734594774">
            <text:p>3.3773459477</text:p>
          </table:table-cell>
          <table:table-cell table:number-columns-repeated="1021"/>
        </table:table-row>
        <table:table-row table:style-name="ro1">
          <table:table-cell office:value-type="string">
            <text:p>ID_47362</text:p>
          </table:table-cell>
          <table:table-cell office:value-type="float" office:value="12.3589151823">
            <text:p>12.3589151823</text:p>
          </table:table-cell>
          <table:table-cell office:value-type="float" office:value="7.13427460623">
            <text:p>7.1342746062</text:p>
          </table:table-cell>
          <table:table-cell table:number-columns-repeated="1021"/>
        </table:table-row>
        <table:table-row table:style-name="ro1">
          <table:table-cell office:value-type="string">
            <text:p>ID_47382</text:p>
          </table:table-cell>
          <table:table-cell office:value-type="float" office:value="10.5647536256">
            <text:p>10.5647536256</text:p>
          </table:table-cell>
          <table:table-cell office:value-type="float" office:value="6.00586091988">
            <text:p>6.0058609199</text:p>
          </table:table-cell>
          <table:table-cell table:number-columns-repeated="1021"/>
        </table:table-row>
        <table:table-row table:style-name="ro1">
          <table:table-cell office:value-type="string">
            <text:p>ID_47472</text:p>
          </table:table-cell>
          <table:table-cell office:value-type="float" office:value="10.1675103591">
            <text:p>10.1675103591</text:p>
          </table:table-cell>
          <table:table-cell office:value-type="float" office:value="5.79766062673">
            <text:p>5.7976606267</text:p>
          </table:table-cell>
          <table:table-cell table:number-columns-repeated="1021"/>
        </table:table-row>
        <table:table-row table:style-name="ro1">
          <table:table-cell office:value-type="string">
            <text:p>ID_48202</text:p>
          </table:table-cell>
          <table:table-cell office:value-type="float" office:value="7.72597169514">
            <text:p>7.7259716951</text:p>
          </table:table-cell>
          <table:table-cell office:value-type="float" office:value="4.37527047084">
            <text:p>4.3752704708</text:p>
          </table:table-cell>
          <table:table-cell table:number-columns-repeated="1021"/>
        </table:table-row>
        <table:table-row table:style-name="ro1">
          <table:table-cell office:value-type="string">
            <text:p>ID_48382</text:p>
          </table:table-cell>
          <table:table-cell office:value-type="float" office:value="8.2174177852">
            <text:p>8.2174177852</text:p>
          </table:table-cell>
          <table:table-cell office:value-type="float" office:value="4.66433927347">
            <text:p>4.6643392735</text:p>
          </table:table-cell>
          <table:table-cell table:number-columns-repeated="1021"/>
        </table:table-row>
        <table:table-row table:style-name="ro1">
          <table:table-cell office:value-type="string">
            <text:p>ID_48392</text:p>
          </table:table-cell>
          <table:table-cell office:value-type="float" office:value="7.25475861547">
            <text:p>7.2547586155</text:p>
          </table:table-cell>
          <table:table-cell office:value-type="float" office:value="3.86613787014">
            <text:p>3.8661378701</text:p>
          </table:table-cell>
          <table:table-cell table:number-columns-repeated="1021"/>
        </table:table-row>
        <table:table-row table:style-name="ro1">
          <table:table-cell office:value-type="string">
            <text:p>ID_49382</text:p>
          </table:table-cell>
          <table:table-cell office:value-type="float" office:value="8.23161542065">
            <text:p>8.2316154207</text:p>
          </table:table-cell>
          <table:table-cell office:value-type="float" office:value="4.3599462015">
            <text:p>4.3599462015</text:p>
          </table:table-cell>
          <table:table-cell table:number-columns-repeated="1021"/>
        </table:table-row>
        <table:table-row table:style-name="ro1">
          <table:table-cell office:value-type="string">
            <text:p>ID_49392</text:p>
          </table:table-cell>
          <table:table-cell office:value-type="float" office:value="9.29240399293">
            <text:p>9.2924039929</text:p>
          </table:table-cell>
          <table:table-cell office:value-type="float" office:value="5.16523663625">
            <text:p>5.1652366363</text:p>
          </table:table-cell>
          <table:table-cell table:number-columns-repeated="1021"/>
        </table:table-row>
        <table:table-row table:style-name="ro1">
          <table:table-cell office:value-type="string">
            <text:p>ID_49472</text:p>
          </table:table-cell>
          <table:table-cell office:value-type="float" office:value="8.33759862184">
            <text:p>8.3375986218</text:p>
          </table:table-cell>
          <table:table-cell office:value-type="float" office:value="4.90806722249">
            <text:p>4.9080672225</text:p>
          </table:table-cell>
          <table:table-cell table:number-columns-repeated="1021"/>
        </table:table-row>
        <table:table-row table:style-name="ro1">
          <table:table-cell office:value-type="string">
            <text:p>ID_50391</text:p>
          </table:table-cell>
          <table:table-cell office:value-type="float" office:value="11.0382625789">
            <text:p>11.0382625789</text:p>
          </table:table-cell>
          <table:table-cell office:value-type="float" office:value="5.73055250183">
            <text:p>5.7305525018</text:p>
          </table:table-cell>
          <table:table-cell table:number-columns-repeated="1021"/>
        </table:table-row>
        <table:table-row table:style-name="ro1">
          <table:table-cell office:value-type="string">
            <text:p>ID_50471</text:p>
          </table:table-cell>
          <table:table-cell office:value-type="float" office:value="9.15578497514">
            <text:p>9.1557849751</text:p>
          </table:table-cell>
          <table:table-cell office:value-type="float" office:value="5.39561302955">
            <text:p>5.3956130296</text:p>
          </table:table-cell>
          <table:table-cell table:number-columns-repeated="1021"/>
        </table:table-row>
        <table:table-row table:style-name="ro1">
          <table:table-cell office:value-type="string">
            <text:p>ID_55201</text:p>
          </table:table-cell>
          <table:table-cell office:value-type="float" office:value="12.4124892506">
            <text:p>12.4124892506</text:p>
          </table:table-cell>
          <table:table-cell office:value-type="float" office:value="6.89184201374">
            <text:p>6.8918420137</text:p>
          </table:table-cell>
          <table:table-cell table:number-columns-repeated="1021"/>
        </table:table-row>
        <table:table-row table:style-name="ro1">
          <table:table-cell office:value-type="string">
            <text:p>ID_55203</text:p>
          </table:table-cell>
          <table:table-cell office:value-type="float" office:value="17.3309554994">
            <text:p>17.3309554994</text:p>
          </table:table-cell>
          <table:table-cell office:value-type="float" office:value="9.96645888555">
            <text:p>9.9664588856</text:p>
          </table:table-cell>
          <table:table-cell table:number-columns-repeated="1021"/>
        </table:table-row>
        <table:table-row table:style-name="ro1">
          <table:table-cell office:value-type="string">
            <text:p>ID_55291</text:p>
          </table:table-cell>
          <table:table-cell office:value-type="float" office:value="17.0488580543">
            <text:p>17.0488580543</text:p>
          </table:table-cell>
          <table:table-cell office:value-type="float" office:value="10.1367802468">
            <text:p>10.1367802468</text:p>
          </table:table-cell>
          <table:table-cell table:number-columns-repeated="1021"/>
        </table:table-row>
        <table:table-row table:style-name="ro1">
          <table:table-cell office:value-type="string">
            <text:p>ID_55293</text:p>
          </table:table-cell>
          <table:table-cell office:value-type="float" office:value="19.607408211">
            <text:p>19.607408211</text:p>
          </table:table-cell>
          <table:table-cell office:value-type="float" office:value="11.1270723229">
            <text:p>11.1270723229</text:p>
          </table:table-cell>
          <table:table-cell table:number-columns-repeated="1021"/>
        </table:table-row>
        <table:table-row table:style-name="ro1">
          <table:table-cell office:value-type="string">
            <text:p>ID_55381</text:p>
          </table:table-cell>
          <table:table-cell office:value-type="float" office:value="13.3244580694">
            <text:p>13.3244580694</text:p>
          </table:table-cell>
          <table:table-cell office:value-type="float" office:value="10.0216893329">
            <text:p>10.0216893329</text:p>
          </table:table-cell>
          <table:table-cell table:number-columns-repeated="1021"/>
        </table:table-row>
        <table:table-row table:style-name="ro1">
          <table:table-cell office:value-type="string">
            <text:p>ID_55382</text:p>
          </table:table-cell>
          <table:table-cell office:value-type="float" office:value="10.9176037201">
            <text:p>10.9176037201</text:p>
          </table:table-cell>
          <table:table-cell office:value-type="float" office:value="6.64882591543">
            <text:p>6.6488259154</text:p>
          </table:table-cell>
          <table:table-cell table:number-columns-repeated="1021"/>
        </table:table-row>
        <table:table-row table:style-name="ro1">
          <table:table-cell office:value-type="string">
            <text:p>ID_55383</text:p>
          </table:table-cell>
          <table:table-cell office:value-type="float" office:value="12.7809401149">
            <text:p>12.7809401149</text:p>
          </table:table-cell>
          <table:table-cell office:value-type="float" office:value="6.88906632056">
            <text:p>6.8890663206</text:p>
          </table:table-cell>
          <table:table-cell table:number-columns-repeated="1021"/>
        </table:table-row>
        <table:table-row table:style-name="ro1">
          <table:table-cell office:value-type="string">
            <text:p>ID_55384</text:p>
          </table:table-cell>
          <table:table-cell office:value-type="float" office:value="10.112114055">
            <text:p>10.112114055</text:p>
          </table:table-cell>
          <table:table-cell office:value-type="float" office:value="6.07974777307">
            <text:p>6.0797477731</text:p>
          </table:table-cell>
          <table:table-cell table:number-columns-repeated="1021"/>
        </table:table-row>
        <table:table-row table:style-name="ro1">
          <table:table-cell office:value-type="string">
            <text:p>ID_55386</text:p>
          </table:table-cell>
          <table:table-cell office:value-type="float" office:value="8.27365329295">
            <text:p>8.273653293</text:p>
          </table:table-cell>
          <table:table-cell office:value-type="float" office:value="5.01891447441">
            <text:p>5.0189144744</text:p>
          </table:table-cell>
          <table:table-cell table:number-columns-repeated="1021"/>
        </table:table-row>
        <table:table-row table:style-name="ro1">
          <table:table-cell office:value-type="string">
            <text:p>ID_55469</text:p>
          </table:table-cell>
          <table:table-cell office:value-type="float" office:value="18.1969130171">
            <text:p>18.1969130171</text:p>
          </table:table-cell>
          <table:table-cell office:value-type="float" office:value="11.8299452174">
            <text:p>11.8299452174</text:p>
          </table:table-cell>
          <table:table-cell table:number-columns-repeated="1021"/>
        </table:table-row>
        <table:table-row table:style-name="ro1">
          <table:table-cell office:value-type="string">
            <text:p>ID_56101</text:p>
          </table:table-cell>
          <table:table-cell office:value-type="float" office:value="11.4143621935">
            <text:p>11.4143621935</text:p>
          </table:table-cell>
          <table:table-cell office:value-type="float" office:value="6.45842463959">
            <text:p>6.4584246396</text:p>
          </table:table-cell>
          <table:table-cell table:number-columns-repeated="1021"/>
        </table:table-row>
        <table:table-row table:style-name="ro1">
          <table:table-cell office:value-type="string">
            <text:p>ID_56201</text:p>
          </table:table-cell>
          <table:table-cell office:value-type="float" office:value="9.0596161538">
            <text:p>9.0596161538</text:p>
          </table:table-cell>
          <table:table-cell office:value-type="float" office:value="7.27881279386">
            <text:p>7.2788127939</text:p>
          </table:table-cell>
          <table:table-cell table:number-columns-repeated="1021"/>
        </table:table-row>
        <table:table-row table:style-name="ro1">
          <table:table-cell office:value-type="string">
            <text:p>ID_573933</text:p>
          </table:table-cell>
          <table:table-cell office:value-type="float" office:value="9.70400975397">
            <text:p>9.704009754</text:p>
          </table:table-cell>
          <table:table-cell office:value-type="float" office:value="5.05170606111">
            <text:p>5.0517060611</text:p>
          </table:table-cell>
          <table:table-cell table:number-columns-repeated="1021"/>
        </table:table-row>
        <table:table-row table:style-name="ro1">
          <table:table-cell office:value-type="string">
            <text:p>ID_60303</text:p>
          </table:table-cell>
          <table:table-cell office:value-type="float" office:value="10.9518126653">
            <text:p>10.9518126653</text:p>
          </table:table-cell>
          <table:table-cell office:value-type="float" office:value="6.70092784062">
            <text:p>6.7009278406</text:p>
          </table:table-cell>
          <table:table-cell table:number-columns-repeated="1021"/>
        </table:table-row>
        <table:table-row table:style-name="ro1">
          <table:table-cell office:value-type="string">
            <text:p>ID_63001</text:p>
          </table:table-cell>
          <table:table-cell office:value-type="float" office:value="12.0757096118">
            <text:p>12.0757096118</text:p>
          </table:table-cell>
          <table:table-cell office:value-type="float" office:value="5.76374044258">
            <text:p>5.7637404426</text:p>
          </table:table-cell>
          <table:table-cell table:number-columns-repeated="1021"/>
        </table:table-row>
        <table:table-row table:style-name="ro1">
          <table:table-cell office:value-type="string">
            <text:p>ID_65204</text:p>
          </table:table-cell>
          <table:table-cell office:value-type="float" office:value="13.1131923504">
            <text:p>13.1131923504</text:p>
          </table:table-cell>
          <table:table-cell office:value-type="float" office:value="7.24051636962">
            <text:p>7.2405163696</text:p>
          </table:table-cell>
          <table:table-cell table:number-columns-repeated="1021"/>
        </table:table-row>
        <table:table-row table:style-name="ro1">
          <table:table-cell office:value-type="string">
            <text:p>ID_65205</text:p>
          </table:table-cell>
          <table:table-cell office:value-type="float" office:value="12.9042813286">
            <text:p>12.9042813286</text:p>
          </table:table-cell>
          <table:table-cell office:value-type="float" office:value="5.11726624173">
            <text:p>5.1172662417</text:p>
          </table:table-cell>
          <table:table-cell table:number-columns-repeated="1021"/>
        </table:table-row>
        <table:table-row table:style-name="ro1">
          <table:table-cell office:value-type="string">
            <text:p>ID_65206</text:p>
          </table:table-cell>
          <table:table-cell office:value-type="float" office:value="14.1630786241">
            <text:p>14.1630786241</text:p>
          </table:table-cell>
          <table:table-cell office:value-type="float" office:value="7.72450392921">
            <text:p>7.7245039292</text:p>
          </table:table-cell>
          <table:table-cell table:number-columns-repeated="1021"/>
        </table:table-row>
        <table:table-row table:style-name="ro1">
          <table:table-cell office:value-type="string">
            <text:p>ID_65291</text:p>
          </table:table-cell>
          <table:table-cell office:value-type="float" office:value="10.4805190752">
            <text:p>10.4805190752</text:p>
          </table:table-cell>
          <table:table-cell office:value-type="float" office:value="5.69215350533">
            <text:p>5.6921535053</text:p>
          </table:table-cell>
          <table:table-cell table:number-columns-repeated="1021"/>
        </table:table-row>
        <table:table-row table:style-name="ro1">
          <table:table-cell office:value-type="string">
            <text:p>ID_65292</text:p>
          </table:table-cell>
          <table:table-cell office:value-type="float" office:value="9.01560756221">
            <text:p>9.0156075622</text:p>
          </table:table-cell>
          <table:table-cell office:value-type="float" office:value="4.81578007878">
            <text:p>4.8157800788</text:p>
          </table:table-cell>
          <table:table-cell table:number-columns-repeated="1021"/>
        </table:table-row>
        <table:table-row table:style-name="ro1">
          <table:table-cell office:value-type="string">
            <text:p>ID_65294</text:p>
          </table:table-cell>
          <table:table-cell office:value-type="float" office:value="11.0159656459">
            <text:p>11.0159656459</text:p>
          </table:table-cell>
          <table:table-cell office:value-type="float" office:value="5.7686410739">
            <text:p>5.7686410739</text:p>
          </table:table-cell>
          <table:table-cell table:number-columns-repeated="1021"/>
        </table:table-row>
        <table:table-row table:style-name="ro1">
          <table:table-cell office:value-type="string">
            <text:p>ID_65295</text:p>
          </table:table-cell>
          <table:table-cell office:value-type="float" office:value="13.160178136">
            <text:p>13.160178136</text:p>
          </table:table-cell>
          <table:table-cell office:value-type="float" office:value="7.45847270792">
            <text:p>7.4584727079</text:p>
          </table:table-cell>
          <table:table-cell table:number-columns-repeated="1021"/>
        </table:table-row>
        <table:table-row table:style-name="ro1">
          <table:table-cell office:value-type="string">
            <text:p>ID_66204</text:p>
          </table:table-cell>
          <table:table-cell office:value-type="float" office:value="10.8111935777">
            <text:p>10.8111935777</text:p>
          </table:table-cell>
          <table:table-cell office:value-type="float" office:value="5.98898242277">
            <text:p>5.9889824228</text:p>
          </table:table-cell>
          <table:table-cell table:number-columns-repeated="1021"/>
        </table:table-row>
        <table:table-row table:style-name="ro1">
          <table:table-cell office:value-type="string">
            <text:p>ID_66205</text:p>
          </table:table-cell>
          <table:table-cell office:value-type="float" office:value="13.2129575065">
            <text:p>13.2129575065</text:p>
          </table:table-cell>
          <table:table-cell office:value-type="float" office:value="6.2979176086">
            <text:p>6.2979176086</text:p>
          </table:table-cell>
          <table:table-cell table:number-columns-repeated="1021"/>
        </table:table-row>
        <table:table-row table:style-name="ro1">
          <table:table-cell office:value-type="string">
            <text:p>ID_66207</text:p>
          </table:table-cell>
          <table:table-cell office:value-type="float" office:value="12.6193237424">
            <text:p>12.6193237424</text:p>
          </table:table-cell>
          <table:table-cell office:value-type="float" office:value="6.86068933133">
            <text:p>6.8606893313</text:p>
          </table:table-cell>
          <table:table-cell table:number-columns-repeated="1021"/>
        </table:table-row>
        <table:table-row table:style-name="ro1">
          <table:table-cell office:value-type="string">
            <text:p>ID_66208</text:p>
          </table:table-cell>
          <table:table-cell office:value-type="float" office:value="14.9749096373">
            <text:p>14.9749096373</text:p>
          </table:table-cell>
          <table:table-cell office:value-type="float" office:value="8.05055275425">
            <text:p>8.0505527543</text:p>
          </table:table-cell>
          <table:table-cell table:number-columns-repeated="1021"/>
        </table:table-row>
        <table:table-row table:style-name="ro1">
          <table:table-cell office:value-type="string">
            <text:p>ID_66382</text:p>
          </table:table-cell>
          <table:table-cell office:value-type="float" office:value="7.03916391069">
            <text:p>7.0391639107</text:p>
          </table:table-cell>
          <table:table-cell office:value-type="float" office:value="3.85603503317">
            <text:p>3.8560350332</text:p>
          </table:table-cell>
          <table:table-cell table:number-columns-repeated="1021"/>
        </table:table-row>
        <table:table-row table:style-name="ro1">
          <table:table-cell office:value-type="string">
            <text:p>ID_66383</text:p>
          </table:table-cell>
          <table:table-cell office:value-type="float" office:value="10.2912678885">
            <text:p>10.2912678885</text:p>
          </table:table-cell>
          <table:table-cell office:value-type="float" office:value="5.98191156107">
            <text:p>5.9819115611</text:p>
          </table:table-cell>
          <table:table-cell table:number-columns-repeated="1021"/>
        </table:table-row>
        <table:table-row table:style-name="ro1">
          <table:table-cell office:value-type="string">
            <text:p>ID_66386</text:p>
          </table:table-cell>
          <table:table-cell office:value-type="float" office:value="9.22059387142">
            <text:p>9.2205938714</text:p>
          </table:table-cell>
          <table:table-cell office:value-type="float" office:value="5.17914196291">
            <text:p>5.1791419629</text:p>
          </table:table-cell>
          <table:table-cell table:number-columns-repeated="1021"/>
        </table:table-row>
        <table:table-row table:style-name="ro1">
          <table:table-cell office:value-type="string">
            <text:p>ID_66462</text:p>
          </table:table-cell>
          <table:table-cell office:value-type="float" office:value="9.74624918944">
            <text:p>9.7462491894</text:p>
          </table:table-cell>
          <table:table-cell office:value-type="float" office:value="5.73035466912">
            <text:p>5.7303546691</text:p>
          </table:table-cell>
          <table:table-cell table:number-columns-repeated="1021"/>
        </table:table-row>
        <table:table-row table:style-name="ro1">
          <table:table-cell office:value-type="string">
            <text:p>ID_66463</text:p>
          </table:table-cell>
          <table:table-cell office:value-type="float" office:value="17.5041237443">
            <text:p>17.5041237443</text:p>
          </table:table-cell>
          <table:table-cell office:value-type="float" office:value="10.6096058768">
            <text:p>10.6096058768</text:p>
          </table:table-cell>
          <table:table-cell table:number-columns-repeated="1021"/>
        </table:table-row>
        <table:table-row table:style-name="ro1">
          <table:table-cell office:value-type="string">
            <text:p>ID_66465</text:p>
          </table:table-cell>
          <table:table-cell office:value-type="float" office:value="13.4072134409">
            <text:p>13.4072134409</text:p>
          </table:table-cell>
          <table:table-cell office:value-type="float" office:value="7.47766609679">
            <text:p>7.4776660968</text:p>
          </table:table-cell>
          <table:table-cell table:number-columns-repeated="1021"/>
        </table:table-row>
        <table:table-row table:style-name="ro1">
          <table:table-cell office:value-type="string">
            <text:p>ID_66466</text:p>
          </table:table-cell>
          <table:table-cell office:value-type="float" office:value="10.1036436209">
            <text:p>10.1036436209</text:p>
          </table:table-cell>
          <table:table-cell office:value-type="float" office:value="5.1495424605">
            <text:p>5.1495424605</text:p>
          </table:table-cell>
          <table:table-cell table:number-columns-repeated="1021"/>
        </table:table-row>
        <table:table-row table:style-name="ro1">
          <table:table-cell office:value-type="string">
            <text:p>ID_66467</text:p>
          </table:table-cell>
          <table:table-cell office:value-type="float" office:value="9.65463009568">
            <text:p>9.6546300957</text:p>
          </table:table-cell>
          <table:table-cell office:value-type="float" office:value="5.27699116298">
            <text:p>5.276991163</text:p>
          </table:table-cell>
          <table:table-cell table:number-columns-repeated="1021"/>
        </table:table-row>
        <table:table-row table:style-name="ro1">
          <table:table-cell office:value-type="string">
            <text:p>ID_66468</text:p>
          </table:table-cell>
          <table:table-cell office:value-type="float" office:value="11.182558632">
            <text:p>11.182558632</text:p>
          </table:table-cell>
          <table:table-cell office:value-type="float" office:value="5.67867204989">
            <text:p>5.6786720499</text:p>
          </table:table-cell>
          <table:table-cell table:number-columns-repeated="1021"/>
        </table:table-row>
        <table:table-row table:style-name="ro1">
          <table:table-cell office:value-type="string">
            <text:p>ID_66469</text:p>
          </table:table-cell>
          <table:table-cell office:value-type="float" office:value="12.6539063076">
            <text:p>12.6539063076</text:p>
          </table:table-cell>
          <table:table-cell office:value-type="float" office:value="6.91375418089">
            <text:p>6.9137541809</text:p>
          </table:table-cell>
          <table:table-cell table:number-columns-repeated="1021"/>
        </table:table-row>
        <table:table-row table:style-name="ro1">
          <table:table-cell office:value-type="string">
            <text:p>ID_75201</text:p>
          </table:table-cell>
          <table:table-cell office:value-type="float" office:value="11.7203496417">
            <text:p>11.7203496417</text:p>
          </table:table-cell>
          <table:table-cell office:value-type="float" office:value="6.76316307075">
            <text:p>6.7631630708</text:p>
          </table:table-cell>
          <table:table-cell table:number-columns-repeated="1021"/>
        </table:table-row>
        <table:table-row table:style-name="ro1">
          <table:table-cell office:value-type="string">
            <text:p>ID_75291</text:p>
          </table:table-cell>
          <table:table-cell office:value-type="float" office:value="13.9947905145">
            <text:p>13.9947905145</text:p>
          </table:table-cell>
          <table:table-cell office:value-type="float" office:value="8.8927730908">
            <text:p>8.8927730908</text:p>
          </table:table-cell>
          <table:table-cell table:number-columns-repeated="1021"/>
        </table:table-row>
        <table:table-row table:style-name="ro1">
          <table:table-cell office:value-type="string">
            <text:p>ID_75293</text:p>
          </table:table-cell>
          <table:table-cell office:value-type="float" office:value="11.6970285924">
            <text:p>11.6970285924</text:p>
          </table:table-cell>
          <table:table-cell office:value-type="float" office:value="5.96749445327">
            <text:p>5.9674944533</text:p>
          </table:table-cell>
          <table:table-cell table:number-columns-repeated="1021"/>
        </table:table-row>
        <table:table-row table:style-name="ro1">
          <table:table-cell office:value-type="string">
            <text:p>ID_75294</text:p>
          </table:table-cell>
          <table:table-cell office:value-type="float" office:value="9.61995883317">
            <text:p>9.6199588332</text:p>
          </table:table-cell>
          <table:table-cell office:value-type="float" office:value="6.00831509201">
            <text:p>6.008315092</text:p>
          </table:table-cell>
          <table:table-cell table:number-columns-repeated="1021"/>
        </table:table-row>
        <table:table-row table:style-name="ro1">
          <table:table-cell office:value-type="string">
            <text:p>ID_75295</text:p>
          </table:table-cell>
          <table:table-cell office:value-type="float" office:value="8.81238720476">
            <text:p>8.8123872048</text:p>
          </table:table-cell>
          <table:table-cell office:value-type="float" office:value="5.1761493447">
            <text:p>5.1761493447</text:p>
          </table:table-cell>
          <table:table-cell table:number-columns-repeated="1021"/>
        </table:table-row>
        <table:table-row table:style-name="ro1">
          <table:table-cell office:value-type="string">
            <text:p>ID_75384</text:p>
          </table:table-cell>
          <table:table-cell office:value-type="float" office:value="10.5681873422">
            <text:p>10.5681873422</text:p>
          </table:table-cell>
          <table:table-cell office:value-type="float" office:value="6.10287524812">
            <text:p>6.1028752481</text:p>
          </table:table-cell>
          <table:table-cell table:number-columns-repeated="1021"/>
        </table:table-row>
        <table:table-row table:style-name="ro1">
          <table:table-cell office:value-type="string">
            <text:p>ID_75386</text:p>
          </table:table-cell>
          <table:table-cell office:value-type="float" office:value="8.60002291725">
            <text:p>8.6000229173</text:p>
          </table:table-cell>
          <table:table-cell office:value-type="float" office:value="4.87052757277">
            <text:p>4.8705275728</text:p>
          </table:table-cell>
          <table:table-cell table:number-columns-repeated="1021"/>
        </table:table-row>
        <table:table-row table:style-name="ro1">
          <table:table-cell office:value-type="string">
            <text:p>ID_75462</text:p>
          </table:table-cell>
          <table:table-cell office:value-type="float" office:value="11.9804654648">
            <text:p>11.9804654648</text:p>
          </table:table-cell>
          <table:table-cell office:value-type="float" office:value="6.36133977753">
            <text:p>6.3613397775</text:p>
          </table:table-cell>
          <table:table-cell table:number-columns-repeated="1021"/>
        </table:table-row>
        <table:table-row table:style-name="ro1">
          <table:table-cell office:value-type="string">
            <text:p>ID_75464</text:p>
          </table:table-cell>
          <table:table-cell office:value-type="float" office:value="12.0151947815">
            <text:p>12.0151947815</text:p>
          </table:table-cell>
          <table:table-cell office:value-type="float" office:value="7.4369472085">
            <text:p>7.4369472085</text:p>
          </table:table-cell>
          <table:table-cell table:number-columns-repeated="1021"/>
        </table:table-row>
        <table:table-row table:style-name="ro1">
          <table:table-cell office:value-type="string">
            <text:p>ID_75465</text:p>
          </table:table-cell>
          <table:table-cell office:value-type="float" office:value="9.08076482361">
            <text:p>9.0807648236</text:p>
          </table:table-cell>
          <table:table-cell office:value-type="float" office:value="4.62277009937">
            <text:p>4.6227700994</text:p>
          </table:table-cell>
          <table:table-cell table:number-columns-repeated="1021"/>
        </table:table-row>
        <table:table-row table:style-name="ro1">
          <table:table-cell office:value-type="string">
            <text:p>ID_75466</text:p>
          </table:table-cell>
          <table:table-cell office:value-type="float" office:value="11.67189867">
            <text:p>11.67189867</text:p>
          </table:table-cell>
          <table:table-cell office:value-type="float" office:value="6.34263522567">
            <text:p>6.3426352257</text:p>
          </table:table-cell>
          <table:table-cell table:number-columns-repeated="1021"/>
        </table:table-row>
        <table:table-row table:style-name="ro1">
          <table:table-cell office:value-type="string">
            <text:p>ID_75467</text:p>
          </table:table-cell>
          <table:table-cell office:value-type="float" office:value="10.0913787987">
            <text:p>10.0913787987</text:p>
          </table:table-cell>
          <table:table-cell office:value-type="float" office:value="5.67839643505">
            <text:p>5.6783964351</text:p>
          </table:table-cell>
          <table:table-cell table:number-columns-repeated="1021"/>
        </table:table-row>
        <table:table-row table:style-name="ro1">
          <table:table-cell office:value-type="string">
            <text:p>ID_75468</text:p>
          </table:table-cell>
          <table:table-cell office:value-type="float" office:value="7.70767630592">
            <text:p>7.7076763059</text:p>
          </table:table-cell>
          <table:table-cell office:value-type="float" office:value="4.0583550227">
            <text:p>4.0583550227</text:p>
          </table:table-cell>
          <table:table-cell table:number-columns-repeated="1021"/>
        </table:table-row>
        <table:table-row table:style-name="ro1">
          <table:table-cell office:value-type="string">
            <text:p>ID_75469</text:p>
          </table:table-cell>
          <table:table-cell office:value-type="float" office:value="7.11116696498">
            <text:p>7.111166965</text:p>
          </table:table-cell>
          <table:table-cell office:value-type="float" office:value="3.68164717909">
            <text:p>3.6816471791</text:p>
          </table:table-cell>
          <table:table-cell table:number-columns-repeated="1021"/>
        </table:table-row>
        <table:table-row table:style-name="ro1">
          <table:table-cell office:value-type="string">
            <text:p>ID_76201</text:p>
          </table:table-cell>
          <table:table-cell office:value-type="float" office:value="10.0755863225">
            <text:p>10.0755863225</text:p>
          </table:table-cell>
          <table:table-cell office:value-type="float" office:value="5.60525913283">
            <text:p>5.6052591328</text:p>
          </table:table-cell>
          <table:table-cell table:number-columns-repeated="1021"/>
        </table:table-row>
        <table:table-row table:style-name="ro1">
          <table:table-cell office:value-type="string">
            <text:p>ID_76202</text:p>
          </table:table-cell>
          <table:table-cell office:value-type="float" office:value="8.53228941209">
            <text:p>8.5322894121</text:p>
          </table:table-cell>
          <table:table-cell office:value-type="float" office:value="4.28666727872">
            <text:p>4.2866672787</text:p>
          </table:table-cell>
          <table:table-cell table:number-columns-repeated="1021"/>
        </table:table-row>
        <table:table-row table:style-name="ro1">
          <table:table-cell office:value-type="string">
            <text:p>ID_76203</text:p>
          </table:table-cell>
          <table:table-cell office:value-type="float" office:value="9.60807388183">
            <text:p>9.6080738818</text:p>
          </table:table-cell>
          <table:table-cell office:value-type="float" office:value="5.25232689311">
            <text:p>5.2523268931</text:p>
          </table:table-cell>
          <table:table-cell table:number-columns-repeated="1021"/>
        </table:table-row>
        <table:table-row table:style-name="ro1">
          <table:table-cell office:value-type="string">
            <text:p>ID_76381</text:p>
          </table:table-cell>
          <table:table-cell office:value-type="float" office:value="7.16028171566">
            <text:p>7.1602817157</text:p>
          </table:table-cell>
          <table:table-cell office:value-type="float" office:value="3.76939541198">
            <text:p>3.769395412</text:p>
          </table:table-cell>
          <table:table-cell table:number-columns-repeated="1021"/>
        </table:table-row>
        <table:table-row table:style-name="ro1">
          <table:table-cell office:value-type="string">
            <text:p>ID_76461</text:p>
          </table:table-cell>
          <table:table-cell office:value-type="float" office:value="11.4888020543">
            <text:p>11.4888020543</text:p>
          </table:table-cell>
          <table:table-cell office:value-type="float" office:value="5.88769605044">
            <text:p>5.8876960504</text:p>
          </table:table-cell>
          <table:table-cell table:number-columns-repeated="1021"/>
        </table:table-row>
        <table:table-row table:style-name="ro1">
          <table:table-cell office:value-type="string">
            <text:p>ID_76464</text:p>
          </table:table-cell>
          <table:table-cell office:value-type="float" office:value="9.92958775756">
            <text:p>9.9295877576</text:p>
          </table:table-cell>
          <table:table-cell office:value-type="float" office:value="5.18797881116">
            <text:p>5.1879788112</text:p>
          </table:table-cell>
          <table:table-cell table:number-columns-repeated="1021"/>
        </table:table-row>
        <table:table-row table:style-name="ro1">
          <table:table-cell office:value-type="string">
            <text:p>ID_76465</text:p>
          </table:table-cell>
          <table:table-cell office:value-type="float" office:value="10.6112828428">
            <text:p>10.6112828428</text:p>
          </table:table-cell>
          <table:table-cell office:value-type="float" office:value="6.17469385591">
            <text:p>6.1746938559</text:p>
          </table:table-cell>
          <table:table-cell table:number-columns-repeated="1021"/>
        </table:table-row>
        <table:table-row table:style-name="ro1">
          <table:table-cell office:value-type="string">
            <text:p>ID_76466</text:p>
          </table:table-cell>
          <table:table-cell office:value-type="float" office:value="8.52576993244">
            <text:p>8.5257699324</text:p>
          </table:table-cell>
          <table:table-cell office:value-type="float" office:value="4.38096116995">
            <text:p>4.38096117</text:p>
          </table:table-cell>
          <table:table-cell table:number-columns-repeated="1021"/>
        </table:table-row>
        <table:table-row table:style-name="ro1">
          <table:table-cell office:value-type="string">
            <text:p>ID_76467</text:p>
          </table:table-cell>
          <table:table-cell office:value-type="float" office:value="9.29626525613">
            <text:p>9.2962652561</text:p>
          </table:table-cell>
          <table:table-cell office:value-type="float" office:value="4.84324053329">
            <text:p>4.8432405333</text:p>
          </table:table-cell>
          <table:table-cell table:number-columns-repeated="1021"/>
        </table:table-row>
        <table:table-row table:style-name="ro1">
          <table:table-cell office:value-type="string">
            <text:p>ID_76468</text:p>
          </table:table-cell>
          <table:table-cell office:value-type="float" office:value="7.94285161709">
            <text:p>7.9428516171</text:p>
          </table:table-cell>
          <table:table-cell office:value-type="float" office:value="3.95818965073">
            <text:p>3.9581896507</text:p>
          </table:table-cell>
          <table:table-cell table:number-columns-repeated="1021"/>
        </table:table-row>
        <table:table-row table:style-name="ro1">
          <table:table-cell office:value-type="string">
            <text:p>ID_76469</text:p>
          </table:table-cell>
          <table:table-cell office:value-type="float" office:value="11.0437454184">
            <text:p>11.0437454184</text:p>
          </table:table-cell>
          <table:table-cell office:value-type="float" office:value="5.34515794713">
            <text:p>5.3451579471</text:p>
          </table:table-cell>
          <table:table-cell table:number-columns-repeated="1021"/>
        </table:table-row>
        <table:table-row table:style-name="ro1">
          <table:table-cell office:value-type="string">
            <text:p>ID_77471</text:p>
          </table:table-cell>
          <table:table-cell office:value-type="float" office:value="7.74597776121">
            <text:p>7.7459777612</text:p>
          </table:table-cell>
          <table:table-cell office:value-type="float" office:value="4.39852078731">
            <text:p>4.3985207873</text:p>
          </table:table-cell>
          <table:table-cell table:number-columns-repeated="1021"/>
        </table:table-row>
        <table:table-row table:style-name="ro1">
          <table:table-cell office:value-type="string">
            <text:p>ID_80304</text:p>
          </table:table-cell>
          <table:table-cell office:value-type="float" office:value="8.43251562749">
            <text:p>8.4325156275</text:p>
          </table:table-cell>
          <table:table-cell office:value-type="float" office:value="4.88715796314">
            <text:p>4.8871579631</text:p>
          </table:table-cell>
          <table:table-cell table:number-columns-repeated="1021"/>
        </table:table-row>
        <table:table-row table:style-name="ro1">
          <table:table-cell office:value-type="string">
            <text:p>ID_82371</text:p>
          </table:table-cell>
          <table:table-cell office:value-type="float" office:value="9.64728916452">
            <text:p>9.6472891645</text:p>
          </table:table-cell>
          <table:table-cell office:value-type="float" office:value="5.74435675191">
            <text:p>5.7443567519</text:p>
          </table:table-cell>
          <table:table-cell table:number-columns-repeated="1021"/>
        </table:table-row>
        <table:table-row table:style-name="ro1">
          <table:table-cell office:value-type="string">
            <text:p>ID_82372</text:p>
          </table:table-cell>
          <table:table-cell office:value-type="float" office:value="9.98324852606">
            <text:p>9.9832485261</text:p>
          </table:table-cell>
          <table:table-cell office:value-type="float" office:value="5.57882872002">
            <text:p>5.57882872</text:p>
          </table:table-cell>
          <table:table-cell table:number-columns-repeated="1021"/>
        </table:table-row>
        <table:table-row table:style-name="ro1">
          <table:table-cell office:value-type="string">
            <text:p>ID_83201</text:p>
          </table:table-cell>
          <table:table-cell office:value-type="float" office:value="11.7941486031">
            <text:p>11.7941486031</text:p>
          </table:table-cell>
          <table:table-cell office:value-type="float" office:value="3.76638355421">
            <text:p>3.7663835542</text:p>
          </table:table-cell>
          <table:table-cell table:number-columns-repeated="1021"/>
        </table:table-row>
        <table:table-row table:style-name="ro1">
          <table:table-cell office:value-type="string">
            <text:p>ID_85203</text:p>
          </table:table-cell>
          <table:table-cell office:value-type="float" office:value="11.5477179809">
            <text:p>11.5477179809</text:p>
          </table:table-cell>
          <table:table-cell office:value-type="float" office:value="6.36595651637">
            <text:p>6.3659565164</text:p>
          </table:table-cell>
          <table:table-cell table:number-columns-repeated="1021"/>
        </table:table-row>
        <table:table-row table:style-name="ro1">
          <table:table-cell office:value-type="string">
            <text:p>ID_85292</text:p>
          </table:table-cell>
          <table:table-cell office:value-type="float" office:value="12.0179731441">
            <text:p>12.0179731441</text:p>
          </table:table-cell>
          <table:table-cell office:value-type="float" office:value="6.41297399444">
            <text:p>6.4129739944</text:p>
          </table:table-cell>
          <table:table-cell table:number-columns-repeated="1021"/>
        </table:table-row>
        <table:table-row table:style-name="ro1">
          <table:table-cell office:value-type="string">
            <text:p>ID_85301</text:p>
          </table:table-cell>
          <table:table-cell office:value-type="float" office:value="10.5864132982">
            <text:p>10.5864132982</text:p>
          </table:table-cell>
          <table:table-cell office:value-type="float" office:value="5.70243622014">
            <text:p>5.7024362201</text:p>
          </table:table-cell>
          <table:table-cell table:number-columns-repeated="1021"/>
        </table:table-row>
        <table:table-row table:style-name="ro1">
          <table:table-cell office:value-type="string">
            <text:p>ID_85302</text:p>
          </table:table-cell>
          <table:table-cell office:value-type="float" office:value="11.4281316566">
            <text:p>11.4281316566</text:p>
          </table:table-cell>
          <table:table-cell office:value-type="float" office:value="5.64844984995">
            <text:p>5.64844985</text:p>
          </table:table-cell>
          <table:table-cell table:number-columns-repeated="1021"/>
        </table:table-row>
        <table:table-row table:style-name="ro1">
          <table:table-cell office:value-type="string">
            <text:p>ID_85303</text:p>
          </table:table-cell>
          <table:table-cell office:value-type="float" office:value="4.26214137361">
            <text:p>4.2621413736</text:p>
          </table:table-cell>
          <table:table-cell office:value-type="float" office:value="2.03702649674">
            <text:p>2.0370264967</text:p>
          </table:table-cell>
          <table:table-cell table:number-columns-repeated="1021"/>
        </table:table-row>
        <table:table-row table:style-name="ro1">
          <table:table-cell office:value-type="string">
            <text:p>ID_85391</text:p>
          </table:table-cell>
          <table:table-cell office:value-type="float" office:value="6.89623842899">
            <text:p>6.896238429</text:p>
          </table:table-cell>
          <table:table-cell office:value-type="float" office:value="3.67714705464">
            <text:p>3.6771470546</text:p>
          </table:table-cell>
          <table:table-cell table:number-columns-repeated="1021"/>
        </table:table-row>
        <table:table-row table:style-name="ro1">
          <table:table-cell office:value-type="string">
            <text:p>ID_86091</text:p>
          </table:table-cell>
          <table:table-cell office:value-type="float" office:value="12.0010916303">
            <text:p>12.0010916303</text:p>
          </table:table-cell>
          <table:table-cell office:value-type="float" office:value="5.90507648655">
            <text:p>5.9050764866</text:p>
          </table:table-cell>
          <table:table-cell table:number-columns-repeated="1021"/>
        </table:table-row>
        <table:table-row table:style-name="ro1">
          <table:table-cell office:value-type="string">
            <text:p>ID_87091</text:p>
          </table:table-cell>
          <table:table-cell office:value-type="float" office:value="14.1331053405">
            <text:p>14.1331053405</text:p>
          </table:table-cell>
          <table:table-cell office:value-type="float" office:value="6.45774995588">
            <text:p>6.4577499559</text:p>
          </table:table-cell>
          <table:table-cell table:number-columns-repeated="1021"/>
        </table:table-row>
        <table:table-row table:style-name="ro1">
          <table:table-cell office:value-type="string">
            <text:p>ID_87201</text:p>
          </table:table-cell>
          <table:table-cell office:value-type="float" office:value="7.01982798044">
            <text:p>7.0198279804</text:p>
          </table:table-cell>
          <table:table-cell office:value-type="float" office:value="4.71500348773">
            <text:p>4.7150034877</text:p>
          </table:table-cell>
          <table:table-cell table:number-columns-repeated="1021"/>
        </table:table-row>
        <table:table-row table:style-name="ro1">
          <table:table-cell office:value-type="string">
            <text:p>ID_88202</text:p>
          </table:table-cell>
          <table:table-cell office:value-type="float" office:value="7.69006824187">
            <text:p>7.6900682419</text:p>
          </table:table-cell>
          <table:table-cell office:value-type="float" office:value="3.02202469155">
            <text:p>3.0220246916</text:p>
          </table:table-cell>
          <table:table-cell table:number-columns-repeated="1021"/>
        </table:table-row>
        <table:table-row table:style-name="ro1">
          <table:table-cell office:value-type="string">
            <text:p>ID_88466</text:p>
          </table:table-cell>
          <table:table-cell office:value-type="float" office:value="12.4589775129">
            <text:p>12.4589775129</text:p>
          </table:table-cell>
          <table:table-cell office:value-type="float" office:value="6.62226637935">
            <text:p>6.6222663794</text:p>
          </table:table-cell>
          <table:table-cell table:number-columns-repeated="1021"/>
        </table:table-row>
        <table:table-row table:style-name="ro1">
          <table:table-cell office:value-type="string">
            <text:p>ID_90302</text:p>
          </table:table-cell>
          <table:table-cell office:value-type="float" office:value="13.9171260309">
            <text:p>13.9171260309</text:p>
          </table:table-cell>
          <table:table-cell office:value-type="float" office:value="8.35651460657">
            <text:p>8.3565146066</text:p>
          </table:table-cell>
          <table:table-cell table:number-columns-repeated="1021"/>
        </table:table-row>
        <table:table-row table:style-name="ro1">
          <table:table-cell office:value-type="string">
            <text:p>ID_91201</text:p>
          </table:table-cell>
          <table:table-cell office:value-type="float" office:value="14.2057561989">
            <text:p>14.2057561989</text:p>
          </table:table-cell>
          <table:table-cell office:value-type="float" office:value="5.33598485982">
            <text:p>5.3359848598</text:p>
          </table:table-cell>
          <table:table-cell table:number-columns-repeated="1021"/>
        </table:table-row>
        <table:table-row table:style-name="ro1">
          <table:table-cell office:value-type="string">
            <text:p>ID_94201</text:p>
          </table:table-cell>
          <table:table-cell office:value-type="float" office:value="11.1796047195">
            <text:p>11.1796047195</text:p>
          </table:table-cell>
          <table:table-cell office:value-type="float" office:value="3.55575354145">
            <text:p>3.5557535415</text:p>
          </table:table-cell>
          <table:table-cell table:number-columns-repeated="1021"/>
        </table:table-row>
        <table:table-row table:style-name="ro1">
          <table:table-cell office:value-type="string">
            <text:p>ID_94303</text:p>
          </table:table-cell>
          <table:table-cell office:value-type="float" office:value="16.4164981215">
            <text:p>16.4164981215</text:p>
          </table:table-cell>
          <table:table-cell office:value-type="float" office:value="9.2922947259">
            <text:p>9.2922947259</text:p>
          </table:table-cell>
          <table:table-cell table:number-columns-repeated="1021"/>
        </table:table-row>
        <table:table-row table:style-name="ro1">
          <table:table-cell office:value-type="string">
            <text:p>ID_94391</text:p>
          </table:table-cell>
          <table:table-cell office:value-type="float" office:value="15.3111854651">
            <text:p>15.3111854651</text:p>
          </table:table-cell>
          <table:table-cell office:value-type="float" office:value="8.09903563789">
            <text:p>8.0990356379</text:p>
          </table:table-cell>
          <table:table-cell table:number-columns-repeated="1021"/>
        </table:table-row>
        <table:table-row table:style-name="ro1">
          <table:table-cell office:value-type="string">
            <text:p>ID_95271</text:p>
          </table:table-cell>
          <table:table-cell office:value-type="float" office:value="16.4625288337">
            <text:p>16.4625288337</text:p>
          </table:table-cell>
          <table:table-cell office:value-type="float" office:value="7.44604184475">
            <text:p>7.4460418448</text:p>
          </table:table-cell>
          <table:table-cell table:number-columns-repeated="1021"/>
        </table:table-row>
        <table:table-row table:style-name="ro1">
          <table:table-cell office:value-type="string">
            <text:p>ID_96011</text:p>
          </table:table-cell>
          <table:table-cell office:value-type="float" office:value="10.6550375624">
            <text:p>10.6550375624</text:p>
          </table:table-cell>
          <table:table-cell office:value-type="float" office:value="3.40668730722">
            <text:p>3.4066873072</text:p>
          </table:table-cell>
          <table:table-cell table:number-columns-repeated="1021"/>
        </table:table-row>
        <table:table-row table:style-name="ro1">
          <table:table-cell office:value-type="string">
            <text:p>ID_96101</text:p>
          </table:table-cell>
          <table:table-cell office:value-type="float" office:value="10.7091598926">
            <text:p>10.7091598926</text:p>
          </table:table-cell>
          <table:table-cell office:value-type="float" office:value="5.96946460668">
            <text:p>5.9694646067</text:p>
          </table:table-cell>
          <table:table-cell table:number-columns-repeated="1021"/>
        </table:table-row>
        <table:table-row table:style-name="ro1">
          <table:table-cell office:value-type="string">
            <text:p>ID_96103</text:p>
          </table:table-cell>
          <table:table-cell office:value-type="float" office:value="9.84787467895">
            <text:p>9.847874679</text:p>
          </table:table-cell>
          <table:table-cell office:value-type="float" office:value="5.9336699222">
            <text:p>5.9336699222</text:p>
          </table:table-cell>
          <table:table-cell table:number-columns-repeated="1021"/>
        </table:table-row>
        <table:table-row table:style-name="ro1">
          <table:table-cell office:value-type="string">
            <text:p>ID_96105</text:p>
          </table:table-cell>
          <table:table-cell office:value-type="float" office:value="6.7876602018">
            <text:p>6.7876602018</text:p>
          </table:table-cell>
          <table:table-cell office:value-type="float" office:value="4.35621743559">
            <text:p>4.3562174356</text:p>
          </table:table-cell>
          <table:table-cell table:number-columns-repeated="1021"/>
        </table:table-row>
        <table:table-row table:style-name="ro1">
          <table:table-cell office:value-type="string">
            <text:p>ID_96106</text:p>
          </table:table-cell>
          <table:table-cell office:value-type="float" office:value="10.43793287">
            <text:p>10.43793287</text:p>
          </table:table-cell>
          <table:table-cell office:value-type="float" office:value="6.20937565546">
            <text:p>6.2093756555</text:p>
          </table:table-cell>
          <table:table-cell table:number-columns-repeated="1021"/>
        </table:table-row>
        <table:table-row table:style-name="ro1">
          <table:table-cell office:value-type="string">
            <text:p>ID_96107</text:p>
          </table:table-cell>
          <table:table-cell office:value-type="float" office:value="11.2364610022">
            <text:p>11.2364610022</text:p>
          </table:table-cell>
          <table:table-cell office:value-type="float" office:value="7.32331943076">
            <text:p>7.3233194308</text:p>
          </table:table-cell>
          <table:table-cell table:number-columns-repeated="1021"/>
        </table:table-row>
        <table:table-row table:style-name="ro1">
          <table:table-cell office:value-type="string">
            <text:p>ID_97113</text:p>
          </table:table-cell>
          <table:table-cell office:value-type="float" office:value="7.52439324367">
            <text:p>7.5243932437</text:p>
          </table:table-cell>
          <table:table-cell office:value-type="float" office:value="3.85541776192">
            <text:p>3.8554177619</text:p>
          </table:table-cell>
          <table:table-cell table:number-columns-repeated="1021"/>
        </table:table-row>
        <table:table-row table:style-name="ro1">
          <table:table-cell office:value-type="string">
            <text:p>ID_97201</text:p>
          </table:table-cell>
          <table:table-cell office:value-type="float" office:value="10.4811568074">
            <text:p>10.4811568074</text:p>
          </table:table-cell>
          <table:table-cell office:value-type="float" office:value="5.43778960159">
            <text:p>5.4377896016</text:p>
          </table:table-cell>
          <table:table-cell table:number-columns-repeated="1021"/>
        </table:table-row>
        <table:table-row table:style-name="ro1">
          <table:table-cell office:value-type="string">
            <text:p>ID_98102</text:p>
          </table:table-cell>
          <table:table-cell office:value-type="float" office:value="8.38342855537">
            <text:p>8.3834285554</text:p>
          </table:table-cell>
          <table:table-cell office:value-type="float" office:value="4.53724364157">
            <text:p>4.5372436416</text:p>
          </table:table-cell>
          <table:table-cell table:number-columns-repeated="1021"/>
        </table:table-row>
        <table:table-row table:style-name="ro1">
          <table:table-cell office:value-type="string">
            <text:p>ID_99271</text:p>
          </table:table-cell>
          <table:table-cell office:value-type="float" office:value="13.3967727693">
            <text:p>13.3967727693</text:p>
          </table:table-cell>
          <table:table-cell office:value-type="float" office:value="4.77913716354">
            <text:p>4.7791371635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OTAL</text:p>
          </table:table-cell>
          <table:table-cell table:style-name="ce1" table:formula="of:=AVERAGE([.B2:.B186])" office:value-type="float" office:value="10.3809757659063">
            <text:p>10.3809757659</text:p>
          </table:table-cell>
          <table:table-cell table:style-name="ce1" table:formula="of:=AVERAGE([.C2:.C186])" office:value-type="float" office:value="5.63903399650189">
            <text:p>5.6390339965</text:p>
          </table:table-cell>
          <table:table-cell table:number-columns-repeated="1021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6/06/2013</text:date>, <text:time>13:4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6-06T13:40:54</dc:date>
    <dc:creator>jmanning </dc:creator>
    <meta:document-statistic meta:table-count="1" meta:cell-count="561" meta:object-count="0"/>
    <meta:generator>LibreOffice/3.3$Unix LibreOffice_project/330m19$Build-401</meta:generator>
  </office:meta>
</office:document-meta>
</file>